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2cm" fo:min-width="2.1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093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cccccc"/>
      <style:paragraph-properties fo:text-align="center"/>
      <style:text-properties style:font-name="Source Code Pro" fo:font-size="16pt"/>
    </style:style>
    <style:style style:name="P3" style:family="paragraph">
      <style:text-properties style:font-name="Source Code Pro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27cm" svg:x="5.223cm" svg:y="2.01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1.27cm" svg:x="5.217cm" svg:y="5.364cm">
          <text:p text:style-name="P1"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67cm" svg:height="1.27cm" svg:x="5.217cm" svg:y="8.831cm">
          <text:p text:style-name="P1"><text:span text:style-name="T1">Send</text:span></text:p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21cm" svg:height="1.495cm" svg:x="6.847cm" svg:y="3.615cm">
          <draw:text-box>
            <text:p text:style-name="P3"><text:span text:style-name="T2">Segment</text:span></text:p>
            <text:p text:style-name="P3"><text:span text:style-name="T2">available</text:span></text:p>
          </draw:text-box>
        </draw:frame>
        <draw:connector draw:style-name="gr4" draw:text-style-name="P5" draw:layer="layout" svg:x1="6.556cm" svg:y1="3.286cm" svg:x2="6.55cm" svg:y2="5.364cm" draw:start-shape="id1" draw:start-glue-point="2" draw:end-shape="id2" draw:end-glue-point="0" svg:d="M6556 3286v1039h-6v1039" svg:viewBox="0 0 7 2079">
          <text:p/>
        </draw:connector>
        <draw:connector draw:style-name="gr4" draw:text-style-name="P5" draw:layer="layout" svg:x1="6.55cm" svg:y1="6.634cm" svg:x2="6.55cm" svg:y2="8.831cm" draw:start-shape="id2" draw:start-glue-point="2" draw:end-shape="id3" draw:end-glue-point="0" svg:d="M6550 6634v2197" svg:viewBox="0 0 1 2198">
          <text:p/>
        </draw:connector>
        <draw:frame draw:style-name="gr3" draw:text-style-name="P4" draw:layer="layout" svg:width="3.221cm" svg:height="1.495cm" svg:x="6.974cm" svg:y="7.015cm">
          <draw:text-box>
            <text:p text:style-name="P3"><text:span text:style-name="T2">Segment <text:s/>passed</text:span></text:p>
          </draw:text-box>
        </draw:frame>
        <draw:frame draw:style-name="gr3" draw:text-style-name="P4" draw:layer="layout" svg:width="3.048cm" svg:height="1.343cm" svg:x="1.192cm" svg:y="5.68cm">
          <draw:text-box>
            <text:p text:style-name="P3"><text:span text:style-name="T2">Finished</text:span></text:p>
          </draw:text-box>
        </draw:frame>
        <draw:connector draw:style-name="gr4" draw:text-style-name="P5" draw:layer="layout" draw:line-skew="0cm -4.181cm" svg:x1="6.55cm" svg:y1="10.101cm" svg:x2="6.556cm" svg:y2="2.016cm" draw:start-shape="id3" draw:start-glue-point="2" draw:end-shape="id1" draw:end-glue-point="0" svg:d="M6550 10101v518h-2324v-9121h2330v518" svg:viewBox="0 0 2331 91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7-24T11:16:09.745350338</dc:date>
    <meta:editing-duration>PT57M38S</meta:editing-duration>
    <meta:editing-cycles>4</meta:editing-cycles>
    <meta:generator>LibreOffice/6.2.4.2.0$Linux_X86_64 LibreOffice_project/20$Build-2</meta:generator>
    <meta:document-statistic meta:object-count="9"/>
  </office:meta>
</office:document-meta>
</file>